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F80000030B868CE990F55F719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2cfef" officeooo:paragraph-rsid="0012cfef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2cfef" officeooo:paragraph-rsid="0012cfef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ilacion de C con Netbeans</text:p>
      <text:p text:style-name="P1"/>
      <text:p text:style-name="P2"><draw:frame draw:style-name="fr1" draw:name="Imagen1" text:anchor-type="char" svg:width="17cm" svg:height="8.666cm" draw:z-index="0"><draw:image xlink:href="Pictures/10000001000005F80000030B868CE990F55F719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0T09:24:39.932000000</meta:creation-date>
    <dc:date>2022-11-10T09:26:36.930000000</dc:date>
    <meta:editing-duration>PT1M57S</meta:editing-duration>
    <meta:editing-cycles>1</meta:editing-cycles>
    <meta:document-statistic meta:table-count="0" meta:image-count="1" meta:object-count="0" meta:page-count="1" meta:paragraph-count="1" meta:word-count="5" meta:character-count="29" meta:non-whitespace-character-count="25"/>
    <meta:generator>LibreOffice/7.4.1.2$Windows_X86_64 LibreOffice_project/3c58a8f3a960df8bc8fd77b461821e42c061c5f0</meta:generator>
  </office:meta>
</office:document-meta>
</file>